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4de2" officeooo:paragraph-rsid="000e4de2" style:font-size-asian="12.25pt" style:font-size-complex="14pt"/>
    </style:style>
    <style:style style:name="P2" style:family="paragraph" style:parent-style-name="Standard">
      <style:text-properties fo:font-size="14pt" officeooo:rsid="000f6c31" officeooo:paragraph-rsid="000f6c31" style:font-size-asian="12.25pt" style:font-size-complex="14pt"/>
    </style:style>
    <style:style style:name="P3" style:family="paragraph" style:parent-style-name="Standard">
      <style:text-properties fo:font-size="14pt" officeooo:rsid="0010e06b" officeooo:paragraph-rsid="0010e06b" style:font-size-asian="12.25pt" style:font-size-complex="14pt"/>
    </style:style>
    <style:style style:name="P4" style:family="paragraph" style:parent-style-name="Standard">
      <style:text-properties fo:font-size="14pt" officeooo:rsid="00112e80" officeooo:paragraph-rsid="00112e80" style:font-size-asian="12.25pt" style:font-size-complex="14pt"/>
    </style:style>
    <style:style style:name="P5" style:family="paragraph" style:parent-style-name="Standard">
      <style:text-properties fo:font-size="14pt" officeooo:rsid="00151b0a" officeooo:paragraph-rsid="00151b0a" style:font-size-asian="12.25pt" style:font-size-complex="14pt"/>
    </style:style>
    <style:style style:name="P6" style:family="paragraph" style:parent-style-name="Standard">
      <style:text-properties fo:font-size="14pt" officeooo:rsid="0019ad73" officeooo:paragraph-rsid="0019ad73" style:font-size-asian="12.25pt" style:font-size-complex="14pt"/>
    </style:style>
    <style:style style:name="P7" style:family="paragraph" style:parent-style-name="Standard">
      <style:text-properties fo:font-size="14pt" officeooo:rsid="0019d68f" officeooo:paragraph-rsid="0019ad73" style:font-size-asian="12.25pt" style:font-size-complex="14pt"/>
    </style:style>
    <style:style style:name="P8" style:family="paragraph" style:parent-style-name="Standard">
      <style:text-properties fo:font-size="14pt" officeooo:rsid="0019ad73" officeooo:paragraph-rsid="0019ad73" style:font-size-asian="12.25pt" style:font-size-complex="14pt"/>
    </style:style>
    <style:style style:name="P9" style:family="paragraph" style:parent-style-name="Standard">
      <style:text-properties fo:font-size="14pt" officeooo:rsid="001c741e" officeooo:paragraph-rsid="001c741e" style:font-size-asian="12.25pt" style:font-size-complex="14pt"/>
    </style:style>
    <style:style style:name="P10" style:family="paragraph" style:parent-style-name="Standard">
      <style:text-properties fo:font-size="14pt" officeooo:rsid="001e2785" officeooo:paragraph-rsid="001e2785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class person</text:p>
      <text:p text:style-name="P1">{</text:p>
      <text:p text:style-name="P1"><text:s text:c="4"/>private:</text:p>
      <text:p text:style-name="P1"><text:s text:c="8"/>char name[25];</text:p>
      <text:p text:style-name="P1"><text:s text:c="8"/>int age;</text:p>
      <text:p text:style-name="P1"><text:s text:c="4"/>public:</text:p>
      <text:p text:style-name="P1"><text:s text:c="8"/>void setName()</text:p>
      <text:p text:style-name="P1"><text:s text:c="8"/>{</text:p>
      <text:p text:style-name="P1"><text:s text:c="12"/>cout&lt;&lt;"Enter the name : ";</text:p>
      <text:p text:style-name="P1"><text:s text:c="12"/>cin&gt;&gt;name;</text:p>
      <text:p text:style-name="P1"><text:s text:c="8"/>}</text:p>
      <text:p text:style-name="P1"><text:s text:c="8"/>void setAge()</text:p>
      <text:p text:style-name="P1"><text:s text:c="8"/>{</text:p>
      <text:p text:style-name="P1"><text:s text:c="12"/>cout&lt;&lt;"Enter the age : ";</text:p>
      <text:p text:style-name="P1"><text:s text:c="12"/>cin&gt;&gt;age;</text:p>
      <text:p text:style-name="P1"><text:s text:c="8"/>}</text:p>
      <text:p text:style-name="P1"><text:s text:c="8"/>void getName()</text:p>
      <text:p text:style-name="P1"><text:s text:c="8"/>{</text:p>
      <text:p text:style-name="P1"><text:s text:c="12"/>cout&lt;&lt;"Name is <text:s text:c="12"/>: "&lt;&lt;name&lt;&lt;endl;</text:p>
      <text:p text:style-name="P1"><text:s text:c="8"/>}</text:p>
      <text:p text:style-name="P1"><text:s text:c="8"/>void getAge()</text:p>
      <text:p text:style-name="P1"><text:s text:c="8"/>{</text:p>
      <text:p text:style-name="P1"><text:s text:c="12"/>cout&lt;&lt;"Age is <text:s text:c="13"/>: "&lt;&lt;age&lt;&lt;endl;</text:p>
      <text:p text:style-name="P1"><text:s text:c="8"/>}</text:p>
      <text:p text:style-name="P1">};</text:p>
      <text:p text:style-name="P1"/>
      <text:p text:style-name="P1">class employee : public person</text:p>
      <text:p text:style-name="P1">{</text:p>
      <text:p text:style-name="P1"><text:s text:c="4"/>int empid,salary,i;</text:p>
      <text:p text:style-name="P1"><text:s text:c="4"/>public:</text:p>
      <text:p text:style-name="P1"><text:s text:c="8"/>void setEmpid()</text:p>
      <text:p text:style-name="P1"><text:s text:c="8"/>{</text:p>
      <text:p text:style-name="P1"><text:s text:c="12"/>cout&lt;&lt;"Enter the employee id : ";</text:p>
      <text:p text:style-name="P1"><text:s text:c="12"/>cin&gt;&gt;empid;</text:p>
      <text:p text:style-name="P1"><text:s text:c="8"/>}</text:p>
      <text:p text:style-name="P1"><text:s text:c="8"/></text:p>
      <text:p text:style-name="P1"><text:s text:c="8"/>void setSalary()</text:p>
      <text:p text:style-name="P1"><text:s text:c="8"/>{</text:p>
      <text:p text:style-name="P1"><text:s text:c="12"/>cout&lt;&lt;"Enter the salary : ";</text:p>
      <text:p text:style-name="P1"><text:s text:c="12"/>cin&gt;&gt;salary;</text:p>
      <text:p text:style-name="P1"><text:s text:c="8"/>}</text:p>
      <text:p text:style-name="P1"><text:s text:c="8"/>void getEmpid()</text:p>
      <text:p text:style-name="P1"><text:soft-page-break/><text:s text:c="8"/>{</text:p>
      <text:p text:style-name="P1"><text:s text:c="12"/>cout&lt;&lt;"Employee id is <text:s text:c="5"/>: "&lt;&lt;empid&lt;&lt;endl;</text:p>
      <text:p text:style-name="P1"><text:s text:c="8"/>}</text:p>
      <text:p text:style-name="P1"><text:s text:c="8"/>void getSalary()</text:p>
      <text:p text:style-name="P1"><text:s text:c="8"/>{</text:p>
      <text:p text:style-name="P1"><text:s text:c="12"/>cout&lt;&lt;"Salary is <text:s text:c="10"/>: "&lt;&lt;salary&lt;&lt;endl;</text:p>
      <text:p text:style-name="P1"><text:s text:c="8"/>}</text:p>
      <text:p text:style-name="P1">};</text:p>
      <text:p text:style-name="P1">int main()</text:p>
      <text:p text:style-name="P1">{</text:p>
      <text:p text:style-name="P1"><text:s text:c="4"/>employee e1;</text:p>
      <text:p text:style-name="P1"><text:s text:c="4"/>e1.setName();</text:p>
      <text:p text:style-name="P1"><text:s text:c="4"/>e1.setAge();</text:p>
      <text:p text:style-name="P1"><text:s text:c="4"/>e1.setEmpid();</text:p>
      <text:p text:style-name="P1"><text:s text:c="4"/>e1.setSalary();</text:p>
      <text:p text:style-name="P1"><text:s text:c="4"/>cout&lt;&lt;endl&lt;&lt;"......................................"&lt;&lt;endl;</text:p>
      <text:p text:style-name="P1"><text:s text:c="4"/>e1.getName();</text:p>
      <text:p text:style-name="P1"><text:s text:c="4"/>e1.getAge();</text:p>
      <text:p text:style-name="P1"><text:s text:c="4"/>e1.getEmpid();</text:p>
      <text:p text:style-name="P1"><text:s text:c="4"/>e1.getSalary()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/>
      <text:p text:style-name="P1">class number</text:p>
      <text:p text:style-name="P1">{</text:p>
      <text:p text:style-name="P1"><text:s text:c="4"/>protected:</text:p>
      <text:p text:style-name="P1"><text:s text:c="8"/>int num1,num2;</text:p>
      <text:p text:style-name="P1"><text:s text:c="4"/>public: <text:s text:c="7"/></text:p>
      <text:p text:style-name="P1"><text:s text:c="8"/>number()</text:p>
      <text:p text:style-name="P1"><text:s text:c="8"/>{</text:p>
      <text:p text:style-name="P1"><text:s text:c="12"/>cout&lt;&lt;"Enter both numbers : ";</text:p>
      <text:p text:style-name="P1"><text:s text:c="12"/>cin&gt;&gt;num1&gt;&gt;num2;</text:p>
      <text:p text:style-name="P1"><text:s text:c="8"/>}</text:p>
      <text:p text:style-name="P1">};</text:p>
      <text:p text:style-name="P1"/>
      <text:p text:style-name="P1">class sum:public number</text:p>
      <text:p text:style-name="P1">{</text:p>
      <text:p text:style-name="P1"><text:s text:c="4"/>int sum;</text:p>
      <text:p text:style-name="P1"><text:s text:c="4"/></text:p>
      <text:p text:style-name="P1"><text:s text:c="4"/>public:</text:p>
      <text:p text:style-name="P1"><text:s text:c="8"/>void display()</text:p>
      <text:p text:style-name="P1"><text:s text:c="8"/>{</text:p>
      <text:p text:style-name="P1"><text:soft-page-break/><text:s text:c="12"/>sum=num1+num2;</text:p>
      <text:p text:style-name="P1"><text:s text:c="12"/>cout&lt;&lt;"The sum is : "&lt;&lt;sum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sum s;</text:p>
      <text:p text:style-name="P1"><text:s text:c="4"/>s.display();</text:p>
      <text:p text:style-name="P1"><text:s text:c="4"/>return 0;</text:p>
      <text:p text:style-name="P1">}</text:p>
      <text:p text:style-name="P1"/>
      <text:p text:style-name="P2">3)#include&lt;iostream&gt;</text:p>
      <text:p text:style-name="P2"/>
      <text:p text:style-name="P2">using namespace std;</text:p>
      <text:p text:style-name="P2"/>
      <text:p text:style-name="P2">class marks</text:p>
      <text:p text:style-name="P2">{</text:p>
      <text:p text:style-name="P2"><text:s text:c="4"/>protected:</text:p>
      <text:p text:style-name="P2"><text:s text:c="8"/>int sub1,sub2,sub3;</text:p>
      <text:p text:style-name="P2"><text:s text:c="4"/>public:</text:p>
      <text:p text:style-name="P2"><text:s text:c="8"/>marks()</text:p>
      <text:p text:style-name="P2"><text:s text:c="8"/>{</text:p>
      <text:p text:style-name="P2"><text:s text:c="12"/>cout&lt;&lt;"Enter the marks in three subjects : ";</text:p>
      <text:p text:style-name="P2"><text:s text:c="12"/>cin&gt;&gt;sub1&gt;&gt;sub2&gt;&gt;sub3;</text:p>
      <text:p text:style-name="P2"><text:s text:c="8"/>}</text:p>
      <text:p text:style-name="P2">};</text:p>
      <text:p text:style-name="P2"/>
      <text:p text:style-name="P2">class tmarks : public marks</text:p>
      <text:p text:style-name="P2">{</text:p>
      <text:p text:style-name="P2"><text:s text:c="4"/>protected:</text:p>
      <text:p text:style-name="P2"><text:s text:c="8"/>int total;</text:p>
      <text:p text:style-name="P2"><text:s text:c="4"/>public:</text:p>
      <text:p text:style-name="P2"><text:s text:c="8"/>int sum()</text:p>
      <text:p text:style-name="P2"><text:s text:c="8"/>{</text:p>
      <text:p text:style-name="P2"><text:s text:c="12"/>total=sub1+sub2+sub3;</text:p>
      <text:p text:style-name="P2"><text:s text:c="12"/>return total;</text:p>
      <text:p text:style-name="P2"><text:s text:c="8"/>}</text:p>
      <text:p text:style-name="P2">};</text:p>
      <text:p text:style-name="P2"/>
      <text:p text:style-name="P2">class percent : public tmarks</text:p>
      <text:p text:style-name="P2">{</text:p>
      <text:p text:style-name="P2"><text:s text:c="4"/>protected:</text:p>
      <text:p text:style-name="P2"><text:s text:c="8"/>float x;</text:p>
      <text:p text:style-name="P2"><text:s text:c="8"/>float per()</text:p>
      <text:p text:style-name="P2"><text:soft-page-break/><text:s text:c="8"/>{</text:p>
      <text:p text:style-name="P2"><text:s text:c="12"/>x=(sum()/3);</text:p>
      <text:p text:style-name="P2"><text:s text:c="12"/>return x;</text:p>
      <text:p text:style-name="P2"><text:s text:c="8"/>}</text:p>
      <text:p text:style-name="P2"><text:s text:c="4"/>public:</text:p>
      <text:p text:style-name="P2"><text:s text:c="8"/>void display()</text:p>
      <text:p text:style-name="P2"><text:s text:c="8"/>{</text:p>
      <text:p text:style-name="P2"><text:s text:c="12"/>cout&lt;&lt;"The Percentage is : "&lt;&lt;per()&lt;&lt;"%"&lt;&lt;endl;</text:p>
      <text:p text:style-name="P2"><text:s text:c="8"/>}</text:p>
      <text:p text:style-name="P2">};</text:p>
      <text:p text:style-name="P2"/>
      <text:p text:style-name="P2">int main()</text:p>
      <text:p text:style-name="P2">{</text:p>
      <text:p text:style-name="P2"><text:s text:c="4"/>percent a;</text:p>
      <text:p text:style-name="P2"><text:s text:c="4"/>a.display();</text:p>
      <text:p text:style-name="P2"><text:s text:c="4"/>return 0;</text:p>
      <text:p text:style-name="P2">}</text:p>
      <text:p text:style-name="P2"/>
      <text:p text:style-name="P3">4)#include&lt;iostream&gt;</text:p>
      <text:p text:style-name="P3">using namespace std;</text:p>
      <text:p text:style-name="P3"/>
      <text:p text:style-name="P3">class person</text:p>
      <text:p text:style-name="P3">{</text:p>
      <text:p text:style-name="P3"><text:s text:c="4"/>protected:</text:p>
      <text:p text:style-name="P3"><text:s text:c="8"/>char name[20],address[20];</text:p>
      <text:p text:style-name="P3"><text:s text:c="8"/>double phone;</text:p>
      <text:p text:style-name="P3"><text:s text:c="4"/>public:</text:p>
      <text:p text:style-name="P3"><text:s text:c="8"/>void setname()</text:p>
      <text:p text:style-name="P3"><text:s text:c="8"/>{</text:p>
      <text:p text:style-name="P3"><text:s text:c="12"/>cout&lt;&lt;"Enter Name <text:s text:c="9"/>: ";</text:p>
      <text:p text:style-name="P3"><text:s text:c="12"/>cin.ignore();</text:p>
      <text:p text:style-name="P3"><text:s text:c="12"/>fgets(name,20,stdin);</text:p>
      <text:p text:style-name="P3"><text:s text:c="12"/>cout&lt;&lt;endl;</text:p>
      <text:p text:style-name="P3"><text:s text:c="8"/>}</text:p>
      <text:p text:style-name="P3"><text:s text:c="8"/>void setaddress()</text:p>
      <text:p text:style-name="P3"><text:s text:c="8"/>{</text:p>
      <text:p text:style-name="P3"><text:s text:c="12"/>cout&lt;&lt;"Enter Address <text:s text:c="6"/>: ";</text:p>
      <text:p text:style-name="P3"><text:s text:c="12"/>cin.ignore();</text:p>
      <text:p text:style-name="P3"><text:s text:c="12"/>fgets(address,20,stdin);</text:p>
      <text:p text:style-name="P3"><text:s text:c="12"/>cout&lt;&lt;endl;</text:p>
      <text:p text:style-name="P3"><text:s text:c="8"/>}</text:p>
      <text:p text:style-name="P3"><text:s text:c="8"/>void setphone()</text:p>
      <text:p text:style-name="P3"><text:s text:c="8"/>{</text:p>
      <text:p text:style-name="P3"><text:s text:c="12"/>cout&lt;&lt;"Enter Phone No. <text:s text:c="4"/>: ";</text:p>
      <text:p text:style-name="P3"><text:s text:c="12"/>cin.ignore();</text:p>
      <text:p text:style-name="P3"><text:soft-page-break/><text:s text:c="12"/>cin&gt;&gt;phone;</text:p>
      <text:p text:style-name="P3"><text:s text:c="12"/>cout&lt;&lt;endl;</text:p>
      <text:p text:style-name="P3"><text:s text:c="8"/>}</text:p>
      <text:p text:style-name="P3"><text:s text:c="8"/>void displayname()</text:p>
      <text:p text:style-name="P3"><text:s text:c="8"/>{</text:p>
      <text:p text:style-name="P3"><text:s text:c="12"/>cout&lt;&lt;name&lt;&lt;endl;</text:p>
      <text:p text:style-name="P3"><text:s text:c="8"/>}</text:p>
      <text:p text:style-name="P3">};</text:p>
      <text:p text:style-name="P3"/>
      <text:p text:style-name="P3">class employee : public person</text:p>
      <text:p text:style-name="P3">{</text:p>
      <text:p text:style-name="P3"><text:s text:c="4"/>protected:</text:p>
      <text:p text:style-name="P3"><text:s text:c="8"/>int eno;</text:p>
      <text:p text:style-name="P3"><text:s text:c="4"/>public:</text:p>
      <text:p text:style-name="P3"><text:s text:c="8"/>void seteno()</text:p>
      <text:p text:style-name="P3"><text:s text:c="8"/>{</text:p>
      <text:p text:style-name="P3"><text:s text:c="12"/>cout&lt;&lt;"Enter Employee No. <text:s/>: ";</text:p>
      <text:p text:style-name="P3"><text:s text:c="12"/>cin.ignore();</text:p>
      <text:p text:style-name="P3"><text:s text:c="12"/>cin&gt;&gt;eno;</text:p>
      <text:p text:style-name="P3"><text:s text:c="12"/>cout&lt;&lt;endl;</text:p>
      <text:p text:style-name="P3"><text:s text:c="8"/>}</text:p>
      <text:p text:style-name="P3">};</text:p>
      <text:p text:style-name="P3"/>
      <text:p text:style-name="P3">class manager : public employee</text:p>
      <text:p text:style-name="P3">{</text:p>
      <text:p text:style-name="P3"><text:s text:c="4"/>private:</text:p>
      <text:p text:style-name="P3"><text:s text:c="8"/>char desig[20],dept[20];</text:p>
      <text:p text:style-name="P3"><text:s text:c="8"/>int salary;</text:p>
      <text:p text:style-name="P3"><text:s text:c="4"/>public:</text:p>
      <text:p text:style-name="P3"><text:s text:c="8"/>void setdesig()</text:p>
      <text:p text:style-name="P3"><text:s text:c="8"/>{</text:p>
      <text:p text:style-name="P3"><text:s text:c="12"/>cout&lt;&lt;"Enter Designation <text:s text:c="2"/>: ";</text:p>
      <text:p text:style-name="P3"><text:s text:c="12"/>cin.ignore();</text:p>
      <text:p text:style-name="P3"><text:s text:c="12"/>fgets(desig,20,stdin);</text:p>
      <text:p text:style-name="P3"><text:s text:c="12"/>cout&lt;&lt;endl;</text:p>
      <text:p text:style-name="P3"><text:s text:c="8"/>}</text:p>
      <text:p text:style-name="P3"><text:s text:c="8"/>void setdept()</text:p>
      <text:p text:style-name="P3"><text:s text:c="8"/>{</text:p>
      <text:p text:style-name="P3"><text:s text:c="12"/>cout&lt;&lt;"Enter Department <text:s text:c="3"/>: ";</text:p>
      <text:p text:style-name="P3"><text:s text:c="12"/>cin.ignore();</text:p>
      <text:p text:style-name="P3"><text:s text:c="12"/>fgets(dept,20,stdin);</text:p>
      <text:p text:style-name="P3"><text:s text:c="12"/>cout&lt;&lt;endl;</text:p>
      <text:p text:style-name="P3"><text:s text:c="8"/>}</text:p>
      <text:p text:style-name="P3"><text:s text:c="8"/>void setsalary()</text:p>
      <text:p text:style-name="P3"><text:s text:c="8"/>{</text:p>
      <text:p text:style-name="P3"><text:soft-page-break/><text:s text:c="12"/>cout&lt;&lt;"Enter Salary <text:s text:c="7"/>: ";</text:p>
      <text:p text:style-name="P3"><text:s text:c="12"/>cin.ignore();</text:p>
      <text:p text:style-name="P3"><text:s text:c="12"/>cin&gt;&gt;salary;</text:p>
      <text:p text:style-name="P3"><text:s text:c="12"/>cout&lt;&lt;endl;</text:p>
      <text:p text:style-name="P3"><text:s text:c="8"/>}</text:p>
      <text:p text:style-name="P3"><text:s text:c="8"/>int displaysalary()</text:p>
      <text:p text:style-name="P3"><text:s text:c="8"/>{</text:p>
      <text:p text:style-name="P3"><text:s text:c="12"/>cout&lt;&lt;salary&lt;&lt;endl;</text:p>
      <text:p text:style-name="P3"><text:s text:c="12"/>return salary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while(1)</text:p>
      <text:p text:style-name="P3"><text:s text:c="4"/>{</text:p>
      <text:p text:style-name="P3"><text:s text:c="8"/>int s;</text:p>
      <text:p text:style-name="P3"><text:s text:c="8"/>cout&lt;&lt;"What do you want to do ? : "&lt;&lt;endl;</text:p>
      <text:p text:style-name="P3"><text:s text:c="8"/>cout&lt;&lt;"1.Enter details of managers."&lt;&lt;endl;</text:p>
      <text:p text:style-name="P3"><text:s text:c="8"/>cout&lt;&lt;"2.Display manager with highest salary."&lt;&lt;endl;</text:p>
      <text:p text:style-name="P3"><text:s text:c="8"/>cin&gt;&gt;s;</text:p>
      <text:p text:style-name="P3"><text:s text:c="8"/>int n=0;</text:p>
      <text:p text:style-name="P3"><text:s text:c="8"/>int a=0;</text:p>
      <text:p text:style-name="P3"><text:s text:c="8"/>manager* m = nullptr;</text:p>
      <text:p text:style-name="P3"/>
      <text:p text:style-name="P3"><text:s text:c="8"/>switch (s)</text:p>
      <text:p text:style-name="P3"><text:s text:c="8"/>{</text:p>
      <text:p text:style-name="P3"><text:s text:c="8"/>case 1:</text:p>
      <text:p text:style-name="P3"><text:s text:c="12"/></text:p>
      <text:p text:style-name="P3"><text:s text:c="12"/>cout&lt;&lt;"How Many Managers You Want To Enter ? ";</text:p>
      <text:p text:style-name="P3"><text:s text:c="12"/>cin&gt;&gt;n;</text:p>
      <text:p text:style-name="P3"><text:s text:c="12"/>m= new manager[n];</text:p>
      <text:p text:style-name="P3"/>
      <text:p text:style-name="P3"><text:s text:c="12"/>int i;</text:p>
      <text:p text:style-name="P3"><text:s text:c="12"/>for(i=0;i&lt;n;i++)</text:p>
      <text:p text:style-name="P3"><text:s text:c="12"/>{</text:p>
      <text:p text:style-name="P3"><text:s text:c="16"/>cout&lt;&lt;"Enter Details of Manager"&lt;&lt;n&lt;&lt;endl;</text:p>
      <text:p text:style-name="P3"><text:s text:c="16"/>cout&lt;&lt;"....................................."&lt;&lt;endl;</text:p>
      <text:p text:style-name="P3"><text:s text:c="16"/>m[i].seteno();</text:p>
      <text:p text:style-name="P3"><text:s text:c="16"/>m[i].setname();</text:p>
      <text:p text:style-name="P3"><text:s text:c="16"/>m[i].setaddress();</text:p>
      <text:p text:style-name="P3"><text:s text:c="16"/>m[i].setphone();</text:p>
      <text:p text:style-name="P3"><text:s text:c="16"/>m[i].setdesig();</text:p>
      <text:p text:style-name="P3"><text:s text:c="16"/>m[i].setdept();</text:p>
      <text:p text:style-name="P3"><text:s text:c="16"/>m[i].setsalary();</text:p>
      <text:p text:style-name="P3"><text:soft-page-break/><text:s text:c="16"/>cout&lt;&lt;"....................................."&lt;&lt;endl;</text:p>
      <text:p text:style-name="P3"><text:s text:c="12"/>}</text:p>
      <text:p text:style-name="P3"><text:s text:c="12"/>break;</text:p>
      <text:p text:style-name="P3"><text:s text:c="8"/></text:p>
      <text:p text:style-name="P3"><text:s text:c="8"/>case 2:</text:p>
      <text:p text:style-name="P3"><text:s text:c="12"/>for(i=0;i&lt;n;i++)</text:p>
      <text:p text:style-name="P3"><text:s text:c="12"/>{</text:p>
      <text:p text:style-name="P3"><text:s text:c="16"/>if(m[i].displaysalary() &gt; m[a].displaysalary() )</text:p>
      <text:p text:style-name="P3"><text:s text:c="20"/>a=i;</text:p>
      <text:p text:style-name="P3"><text:s text:c="12"/>}</text:p>
      <text:p text:style-name="P3"><text:s text:c="12"/>cout&lt;&lt;"The Manager with Highest Salary is ";</text:p>
      <text:p text:style-name="P3"><text:s text:c="12"/>m[a].displayname();</text:p>
      <text:p text:style-name="P3"><text:s text:c="12"/>cout&lt;&lt;"The Salary is ";</text:p>
      <text:p text:style-name="P3"><text:s text:c="12"/>m[a].displaysalary();</text:p>
      <text:p text:style-name="P3"><text:s text:c="12"/>break;</text:p>
      <text:p text:style-name="P3"/>
      <text:p text:style-name="P3"><text:s text:c="8"/>case 0:</text:p>
      <text:p text:style-name="P3"><text:s text:c="12"/>delete [] m;</text:p>
      <text:p text:style-name="P3"><text:s text:c="12"/>exit(0);</text:p>
      <text:p text:style-name="P3"><text:s text:c="8"/>default:</text:p>
      <text:p text:style-name="P3"><text:s text:c="12"/>break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4">5)#include&lt;iostream&gt;</text:p>
      <text:p text:style-name="P4">using namespace std;</text:p>
      <text:p text:style-name="P4"/>
      <text:p text:style-name="P4">class item</text:p>
      <text:p text:style-name="P4">{</text:p>
      <text:p text:style-name="P4"><text:s text:c="4"/>protected:</text:p>
      <text:p text:style-name="P4"><text:s text:c="8"/>int ino,price;</text:p>
      <text:p text:style-name="P4"><text:s text:c="8"/>char name[20];</text:p>
      <text:p text:style-name="P4"><text:s text:c="4"/>public:</text:p>
      <text:p text:style-name="P4"><text:s text:c="8"/>void setname()</text:p>
      <text:p text:style-name="P4"><text:s text:c="8"/>{</text:p>
      <text:p text:style-name="P4"><text:s text:c="12"/>cout&lt;&lt;"Enter Item Name : ";</text:p>
      <text:p text:style-name="P4"><text:s text:c="12"/>cin.ignore();</text:p>
      <text:p text:style-name="P4"><text:s text:c="12"/>fgets(name,20,stdin);</text:p>
      <text:p text:style-name="P4"><text:s text:c="8"/>}</text:p>
      <text:p text:style-name="P4"><text:s text:c="8"/>void setino()</text:p>
      <text:p text:style-name="P4"><text:s text:c="8"/>{</text:p>
      <text:p text:style-name="P4"><text:s text:c="12"/>cout&lt;&lt;"Enter Item Number : ";</text:p>
      <text:p text:style-name="P4"><text:s text:c="12"/>cin&gt;&gt;ino;</text:p>
      <text:p text:style-name="P4"><text:soft-page-break/><text:s text:c="8"/>}</text:p>
      <text:p text:style-name="P4"><text:s text:c="8"/>void setprice()</text:p>
      <text:p text:style-name="P4"><text:s text:c="8"/>{</text:p>
      <text:p text:style-name="P4"><text:s text:c="12"/>cout&lt;&lt;"Enter Item Price : ";</text:p>
      <text:p text:style-name="P4"><text:s text:c="12"/>cin&gt;&gt;price;</text:p>
      <text:p text:style-name="P4"><text:s text:c="8"/>}</text:p>
      <text:p text:style-name="P4">};</text:p>
      <text:p text:style-name="P4"/>
      <text:p text:style-name="P4">class discitem : public item</text:p>
      <text:p text:style-name="P4">{</text:p>
      <text:p text:style-name="P4"><text:s text:c="4"/>protected:</text:p>
      <text:p text:style-name="P4"><text:s text:c="8"/>float dperc;</text:p>
      <text:p text:style-name="P4"><text:s text:c="4"/>public:</text:p>
      <text:p text:style-name="P4"><text:s text:c="8"/>void setdperc()</text:p>
      <text:p text:style-name="P4"><text:s text:c="8"/>{</text:p>
      <text:p text:style-name="P4"><text:s text:c="12"/>cout&lt;&lt;"Enter Discount Percentage : ";</text:p>
      <text:p text:style-name="P4"><text:s text:c="12"/>cin&gt;&gt;dperc;</text:p>
      <text:p text:style-name="P4"><text:s text:c="8"/>}</text:p>
      <text:p text:style-name="P4"/>
      <text:p text:style-name="P4"><text:s text:c="8"/>void iteminput(int n,discitem *p)</text:p>
      <text:p text:style-name="P4"><text:s text:c="8"/>{</text:p>
      <text:p text:style-name="P4"><text:s text:c="12"/>int i;</text:p>
      <text:p text:style-name="P4"><text:s text:c="12"/>for(i=0;i&lt;n;i++)</text:p>
      <text:p text:style-name="P4"><text:s text:c="12"/>{</text:p>
      <text:p text:style-name="P4"><text:s text:c="16"/>(p+i)-&gt;setname();</text:p>
      <text:p text:style-name="P4"><text:s text:c="16"/>(p+i)-&gt;setino();</text:p>
      <text:p text:style-name="P4"><text:s text:c="16"/>(p+i)-&gt;setprice();</text:p>
      <text:p text:style-name="P4"><text:s text:c="16"/>(p+i)-&gt;setdperc();</text:p>
      <text:p text:style-name="P4"><text:s text:c="12"/>}</text:p>
      <text:p text:style-name="P4"><text:s text:c="8"/>}</text:p>
      <text:p text:style-name="P4"/>
      <text:p text:style-name="P4"><text:s text:c="8"/>void bill(int n,discitem *p)</text:p>
      <text:p text:style-name="P4"><text:s text:c="8"/>{</text:p>
      <text:p text:style-name="P4"><text:s text:c="12"/>int i,dp,tp=0,td=0;</text:p>
      <text:p text:style-name="P4"><text:s text:c="12"/>cout&lt;&lt;".................................."&lt;&lt;endl;</text:p>
      <text:p text:style-name="P4"><text:s text:c="12"/>for(i=0;i&lt;n;i++)</text:p>
      <text:p text:style-name="P4"><text:s text:c="12"/>{</text:p>
      <text:p text:style-name="P4"><text:s text:c="16"/>cout&lt;&lt;"Item Name <text:s text:c="7"/>: "&lt;&lt;(p+i)-&gt;name;</text:p>
      <text:p text:style-name="P4"><text:s text:c="16"/>cout&lt;&lt;"Item No. <text:s text:c="8"/>: "&lt;&lt;(p+i)-&gt;ino&lt;&lt;endl;</text:p>
      <text:p text:style-name="P4"><text:s text:c="16"/>cout&lt;&lt;"Item Price <text:s text:c="6"/>: "&lt;&lt;(p+i)-&gt;price&lt;&lt;endl;</text:p>
      <text:p text:style-name="P4"><text:s text:c="16"/>cout&lt;&lt;"Discount Percent : "&lt;&lt;(p+i)-&gt;dperc&lt;&lt;endl;</text:p>
      <text:p text:style-name="P4"><text:s text:c="16"/>dp=((p+i)-&gt;price) - (((p+i)-&gt;dperc/100)*(p+i)-&gt;price);</text:p>
      <text:p text:style-name="P4"><text:s text:c="16"/>tp+=(p+i)-&gt;price;</text:p>
      <text:p text:style-name="P4"><text:s text:c="16"/>td+=(((p+i)-&gt;dperc/100)*(p+i)-&gt;price);</text:p>
      <text:p text:style-name="P4"><text:s text:c="16"/>cout&lt;&lt;"Discounted Price : "&lt;&lt;dp&lt;&lt;endl;</text:p>
      <text:p text:style-name="P4"><text:soft-page-break/><text:s text:c="16"/>cout&lt;&lt;"..............................."&lt;&lt;endl&lt;&lt;endl;</text:p>
      <text:p text:style-name="P4"><text:s text:c="12"/>}</text:p>
      <text:p text:style-name="P4"/>
      <text:p text:style-name="P4"><text:s text:c="12"/>cout&lt;&lt;"Total Price <text:s text:c="6"/>: "&lt;&lt;tp&lt;&lt;endl;</text:p>
      <text:p text:style-name="P4"><text:s text:c="12"/>cout&lt;&lt;"Total Discount <text:s text:c="3"/>: "&lt;&lt;td&lt;&lt;endl;</text:p>
      <text:p text:style-name="P4"><text:s text:c="12"/>cout&lt;&lt;".................................."&lt;&lt;endl;</text:p>
      <text:p text:style-name="P4"><text:s text:c="8"/>}</text:p>
      <text:p text:style-name="P4">};</text:p>
      <text:p text:style-name="P4"/>
      <text:p text:style-name="P4">int main()</text:p>
      <text:p text:style-name="P4">{</text:p>
      <text:p text:style-name="P4"><text:s text:c="4"/>int num;</text:p>
      <text:p text:style-name="P4"><text:s text:c="4"/>cout&lt;&lt;"How Many Items You Want To Enter : ";</text:p>
      <text:p text:style-name="P4"><text:s text:c="4"/>cin&gt;&gt;num;</text:p>
      <text:p text:style-name="P4"/>
      <text:p text:style-name="P4"><text:s text:c="4"/>discitem* p= new discitem[num];</text:p>
      <text:p text:style-name="P4"/>
      <text:p text:style-name="P4"><text:s text:c="4"/>p-&gt;iteminput(num,p);</text:p>
      <text:p text:style-name="P4"><text:s text:c="4"/>cout&lt;&lt;endl;</text:p>
      <text:p text:style-name="P4"><text:s text:c="4"/>p-&gt;bill(num,p);</text:p>
      <text:p text:style-name="P4"><text:s text:c="4"/>delete p;</text:p>
      <text:p text:style-name="P4"><text:s text:c="4"/>return 0; <text:s text:c="3"/></text:p>
      <text:p text:style-name="P4">}</text:p>
      <text:p text:style-name="P4"/>
      <text:p text:style-name="P5">6)#include&lt;iostream&gt;</text:p>
      <text:p text:style-name="P5">using namespace std;</text:p>
      <text:p text:style-name="P5"/>
      <text:p text:style-name="P5">class b;</text:p>
      <text:p text:style-name="P5">class a</text:p>
      <text:p text:style-name="P5">{</text:p>
      <text:p text:style-name="P5"><text:s text:c="4"/>private:</text:p>
      <text:p text:style-name="P5"><text:s text:c="8"/>int x;</text:p>
      <text:p text:style-name="P5"><text:s text:c="4"/>public:</text:p>
      <text:p text:style-name="P5"><text:s text:c="8"/>void inputa()</text:p>
      <text:p text:style-name="P5"><text:s text:c="8"/>{</text:p>
      <text:p text:style-name="P5"><text:s text:c="12"/>cout&lt;&lt;"Enter value of x : ";</text:p>
      <text:p text:style-name="P5"><text:s text:c="12"/>cin&gt;&gt;x;</text:p>
      <text:p text:style-name="P5"><text:s text:c="8"/>}</text:p>
      <text:p text:style-name="P5"><text:s text:c="8"/>int displaya()</text:p>
      <text:p text:style-name="P5"><text:s text:c="8"/>{</text:p>
      <text:p text:style-name="P5"><text:s text:c="12"/>return x;</text:p>
      <text:p text:style-name="P5"><text:s text:c="8"/>}</text:p>
      <text:p text:style-name="P5"><text:s text:c="8"/>friend void swap(a* p, b* q);</text:p>
      <text:p text:style-name="P5">};</text:p>
      <text:p text:style-name="P5"/>
      <text:p text:style-name="P5"><text:soft-page-break/>class b</text:p>
      <text:p text:style-name="P5">{</text:p>
      <text:p text:style-name="P5"><text:s text:c="4"/>private:</text:p>
      <text:p text:style-name="P5"><text:s text:c="8"/>int y;</text:p>
      <text:p text:style-name="P5"><text:s text:c="4"/>public:</text:p>
      <text:p text:style-name="P5"><text:s text:c="8"/>void inputb()</text:p>
      <text:p text:style-name="P5"><text:s text:c="8"/>{</text:p>
      <text:p text:style-name="P5"><text:s text:c="12"/>cout&lt;&lt;"Enter value of y : ";</text:p>
      <text:p text:style-name="P5"><text:s text:c="12"/>cin&gt;&gt;y;</text:p>
      <text:p text:style-name="P5"><text:s text:c="8"/>}</text:p>
      <text:p text:style-name="P5"><text:s text:c="8"/>int displayb()</text:p>
      <text:p text:style-name="P5"><text:s text:c="8"/>{</text:p>
      <text:p text:style-name="P5"><text:s text:c="12"/>return y;</text:p>
      <text:p text:style-name="P5"><text:s text:c="8"/>}</text:p>
      <text:p text:style-name="P5"><text:s text:c="8"/>friend void swap(a* p,b* q);</text:p>
      <text:p text:style-name="P5">};</text:p>
      <text:p text:style-name="P5"/>
      <text:p text:style-name="P5">void swap(a* p,b* q)</text:p>
      <text:p text:style-name="P5">{</text:p>
      <text:p text:style-name="P5"><text:s text:c="4"/>int temp;</text:p>
      <text:p text:style-name="P5"><text:s text:c="4"/>temp=p-&gt;x;</text:p>
      <text:p text:style-name="P5"><text:s text:c="4"/>p-&gt;x=q-&gt;y;</text:p>
      <text:p text:style-name="P5"><text:s text:c="4"/>q-&gt;y=temp;</text:p>
      <text:p text:style-name="P5">}</text:p>
      <text:p text:style-name="P5"/>
      <text:p text:style-name="P5">int main()</text:p>
      <text:p text:style-name="P5">{</text:p>
      <text:p text:style-name="P5"><text:s text:c="4"/>a* p=new a;</text:p>
      <text:p text:style-name="P5"><text:s text:c="4"/>b* q=new b;</text:p>
      <text:p text:style-name="P5"><text:s text:c="4"/>p-&gt;inputa();</text:p>
      <text:p text:style-name="P5"><text:s text:c="4"/>q-&gt;inputb();</text:p>
      <text:p text:style-name="P5"><text:s text:c="4"/>swap(p,q);</text:p>
      <text:p text:style-name="P5"><text:s text:c="4"/>cout&lt;&lt;"Value of x is "&lt;&lt;p-&gt;displaya()&lt;&lt;endl;</text:p>
      <text:p text:style-name="P5"><text:s text:c="4"/>cout&lt;&lt;"Value of y is "&lt;&lt;q-&gt;displayb()&lt;&lt;endl;</text:p>
      <text:p text:style-name="P5"><text:s text:c="4"/>delete p;</text:p>
      <text:p text:style-name="P5"><text:s text:c="4"/>delete q;</text:p>
      <text:p text:style-name="P5"><text:s text:c="4"/>return 0;</text:p>
      <text:p text:style-name="P5">}</text:p>
      <text:p text:style-name="P5"/>
      <text:p text:style-name="P6">7)#include&lt;iostream&gt;</text:p>
      <text:p text:style-name="P6">using namespace std;</text:p>
      <text:p text:style-name="P6"><text:s/></text:p>
      <text:p text:style-name="P6">class employee </text:p>
      <text:p text:style-name="P6">{</text:p>
      <text:p text:style-name="P6"><text:s text:c="4"/>protected:</text:p>
      <text:p text:style-name="P6"><text:soft-page-break/><text:s text:c="8"/>int ecode;</text:p>
      <text:p text:style-name="P6"><text:s text:c="8"/>char name[20];</text:p>
      <text:p text:style-name="P6"><text:s text:c="4"/>public:</text:p>
      <text:p text:style-name="P6"><text:s text:c="8"/>void setecode()</text:p>
      <text:p text:style-name="P6"><text:s text:c="8"/>{</text:p>
      <text:p text:style-name="P6"><text:s text:c="12"/>cout&lt;&lt;"Employee Code <text:s text:c="6"/>: ";</text:p>
      <text:p text:style-name="P6"><text:s text:c="12"/>cin&gt;&gt;ecode;</text:p>
      <text:p text:style-name="P6"><text:s text:c="8"/>}</text:p>
      <text:p text:style-name="P6"><text:s text:c="8"/>void setname()</text:p>
      <text:p text:style-name="P6"><text:s text:c="8"/>{</text:p>
      <text:p text:style-name="P6"><text:s text:c="12"/>cout&lt;&lt;"Employee Name <text:s text:c="6"/>: ";</text:p>
      <text:p text:style-name="P6"><text:s text:c="12"/>cin.ignore();</text:p>
      <text:p text:style-name="P6"><text:s text:c="12"/>cin.getline(name,50);</text:p>
      <text:p text:style-name="P6"><text:s text:c="8"/>}</text:p>
      <text:p text:style-name="P6"><text:s text:c="8"/>void displayecode()</text:p>
      <text:p text:style-name="P6"><text:s text:c="8"/>{</text:p>
      <text:p text:style-name="P6"><text:s text:c="12"/>cout&lt;&lt;"Employee Code <text:s text:c="6"/>: ";</text:p>
      <text:p text:style-name="P6"><text:s text:c="12"/>cout&lt;&lt;ecode&lt;&lt;endl;</text:p>
      <text:p text:style-name="P6"><text:s text:c="8"/>}</text:p>
      <text:p text:style-name="P6"><text:s text:c="8"/>void displayname()</text:p>
      <text:p text:style-name="P6"><text:s text:c="8"/>{</text:p>
      <text:p text:style-name="P6"><text:s text:c="12"/>cout&lt;&lt;"Employee Name <text:s text:c="6"/>: ";</text:p>
      <text:p text:style-name="P6"><text:s text:c="12"/>cout&lt;&lt;name&lt;&lt;endl;</text:p>
      <text:p text:style-name="P6"><text:s text:c="8"/>}</text:p>
      <text:p text:style-name="P6"><text:s text:c="8"/>int empcode()</text:p>
      <text:p text:style-name="P6"><text:s text:c="8"/>{</text:p>
      <text:p text:style-name="P6"><text:s text:c="12"/>return ecode;</text:p>
      <text:p text:style-name="P6"><text:s text:c="8"/>}</text:p>
      <text:p text:style-name="P6">};</text:p>
      <text:p text:style-name="P6"/>
      <text:p text:style-name="P6">class fulltime : public employee</text:p>
      <text:p text:style-name="P6">{</text:p>
      <text:p text:style-name="P6"><text:s text:c="4"/>private:</text:p>
      <text:p text:style-name="P6"><text:s text:c="8"/>int frate,days,fsalary;</text:p>
      <text:p text:style-name="P6"><text:s text:c="4"/>public:</text:p>
      <text:p text:style-name="P6"><text:s text:c="8"/>void setdrate()</text:p>
      <text:p text:style-name="P6"><text:s text:c="8"/>{</text:p>
      <text:p text:style-name="P6"><text:s text:c="12"/>cout&lt;&lt;"Employee Rate <text:s text:c="6"/>: ";</text:p>
      <text:p text:style-name="P6"><text:s text:c="12"/>cin&gt;&gt;frate;</text:p>
      <text:p text:style-name="P6"><text:s text:c="8"/>}</text:p>
      <text:p text:style-name="P6"><text:s text:c="8"/>void setdays()</text:p>
      <text:p text:style-name="P6"><text:s text:c="8"/>{</text:p>
      <text:p text:style-name="P6"><text:s text:c="12"/>cout&lt;&lt;"Employee Days <text:s text:c="6"/>: ";</text:p>
      <text:p text:style-name="P6"><text:s text:c="12"/>cin&gt;&gt;days;</text:p>
      <text:p text:style-name="P6"><text:s text:c="8"/>}</text:p>
      <text:p text:style-name="P6"><text:soft-page-break/><text:s text:c="8"/>void fullsalary()</text:p>
      <text:p text:style-name="P6"><text:s text:c="8"/>{</text:p>
      <text:p text:style-name="P6"><text:s text:c="12"/>fsalary=frate*days;</text:p>
      <text:p text:style-name="P6"><text:s text:c="12"/>cout&lt;&lt;"Employee Salary <text:s text:c="4"/>: ";</text:p>
      <text:p text:style-name="P6"><text:s text:c="12"/>cout&lt;&lt;fsalary&lt;&lt;endl;</text:p>
      <text:p text:style-name="P6"><text:s text:c="8"/>}</text:p>
      <text:p text:style-name="P6">};</text:p>
      <text:p text:style-name="P6"/>
      <text:p text:style-name="P6">class parttime : public employee</text:p>
      <text:p text:style-name="P6">{</text:p>
      <text:p text:style-name="P6"><text:s text:c="4"/>private:</text:p>
      <text:p text:style-name="P6"><text:s text:c="8"/>int wrate,hour,psalary;</text:p>
      <text:p text:style-name="P6"><text:s text:c="4"/>public:</text:p>
      <text:p text:style-name="P6"><text:s text:c="8"/>void setwrate()</text:p>
      <text:p text:style-name="P6"><text:s text:c="8"/>{</text:p>
      <text:p text:style-name="P6"><text:s text:c="12"/>cout&lt;&lt;"Employee Rate <text:s text:c="6"/>: ";</text:p>
      <text:p text:style-name="P6"><text:s text:c="12"/>cin&gt;&gt;wrate;</text:p>
      <text:p text:style-name="P6"><text:s text:c="8"/>}</text:p>
      <text:p text:style-name="P6"><text:s text:c="8"/>void sethour()</text:p>
      <text:p text:style-name="P6"><text:s text:c="8"/>{</text:p>
      <text:p text:style-name="P6"><text:s text:c="12"/>cout&lt;&lt;"Employee Hours <text:s text:c="5"/>: ";</text:p>
      <text:p text:style-name="P6"><text:s text:c="12"/>cin&gt;&gt;hour;</text:p>
      <text:p text:style-name="P6"><text:s text:c="8"/>}</text:p>
      <text:p text:style-name="P6"><text:s text:c="8"/>void partsalary()</text:p>
      <text:p text:style-name="P6"><text:s text:c="8"/>{</text:p>
      <text:p text:style-name="P6"><text:s text:c="12"/>psalary=wrate*hour;</text:p>
      <text:p text:style-name="P6"><text:s text:c="12"/>cout&lt;&lt;"Employee Salary <text:s text:c="4"/>: ";</text:p>
      <text:p text:style-name="P6"><text:s text:c="12"/>cout&lt;&lt;psalary&lt;&lt;endl; <text:s text:c="4"/></text:p>
      <text:p text:style-name="P6"><text:s text:c="8"/>}</text:p>
      <text:p text:style-name="P6">};</text:p>
      <text:p text:style-name="P6"/>
      <text:p text:style-name="P6">int main()</text:p>
      <text:p text:style-name="P6">{</text:p>
      <text:p text:style-name="P6"><text:s text:c="4"/>cout&lt;&lt;endl;</text:p>
      <text:p text:style-name="P6"><text:s text:c="4"/>fulltime* p=new fulltime;</text:p>
      <text:p text:style-name="P6"><text:s text:c="4"/>parttime* q=new parttime;</text:p>
      <text:p text:style-name="P6"><text:s text:c="4"/>int full=0,part=0;</text:p>
      <text:p text:style-name="P6"><text:s text:c="4"/>while(1)</text:p>
      <text:p text:style-name="P6"><text:s text:c="4"/>{</text:p>
      <text:p text:style-name="P6"><text:s text:c="8"/>int n;</text:p>
      <text:p text:style-name="P6"><text:s text:c="8"/>cout&lt;&lt;"1.Enter Record"&lt;&lt;endl;</text:p>
      <text:p text:style-name="P6"><text:s text:c="8"/>cout&lt;&lt;"2.Display Record"&lt;&lt;endl;</text:p>
      <text:p text:style-name="P6"><text:s text:c="8"/>cout&lt;&lt;"3.Search Record"&lt;&lt;endl;</text:p>
      <text:p text:style-name="P6"><text:s text:c="8"/>cout&lt;&lt;"4.Exit"&lt;&lt;endl&lt;&lt;endl;</text:p>
      <text:p text:style-name="P6"><text:s text:c="8"/>cin&gt;&gt;n;</text:p>
      <text:p text:style-name="P6"><text:soft-page-break/><text:s text:c="8"/>cout&lt;&lt;endl;</text:p>
      <text:p text:style-name="P6"/>
      <text:p text:style-name="P6"><text:s text:c="8"/>switch(n)</text:p>
      <text:p text:style-name="P6"><text:s text:c="8"/>{</text:p>
      <text:p text:style-name="P6"><text:s text:c="12"/>case 1:</text:p>
      <text:p text:style-name="P6"><text:s text:c="12"/>{</text:p>
      <text:p text:style-name="P6"><text:s text:c="16"/>cout&lt;&lt;endl&lt;&lt;"......................................."&lt;&lt;endl&lt;&lt;endl;</text:p>
      <text:p text:style-name="P6"><text:s text:c="16"/>int x=0;</text:p>
      <text:p text:style-name="P6"><text:s text:c="16"/>cout&lt;&lt;"1.Full Time"&lt;&lt;endl;</text:p>
      <text:p text:style-name="P6"><text:s text:c="16"/>cout&lt;&lt;"2.Part Time"&lt;&lt;endl&lt;&lt;endl;</text:p>
      <text:p text:style-name="P6"><text:s text:c="16"/>cin&gt;&gt;x;</text:p>
      <text:p text:style-name="P6"><text:s text:c="16"/>cout&lt;&lt;endl;</text:p>
      <text:p text:style-name="P6"/>
      <text:p text:style-name="P6"><text:s text:c="16"/>switch (x)</text:p>
      <text:p text:style-name="P6"><text:s text:c="16"/>{</text:p>
      <text:p text:style-name="P6"><text:s text:c="16"/>case 1:</text:p>
      <text:p text:style-name="P6"><text:s text:c="20"/>{</text:p>
      <text:p text:style-name="P6"><text:s text:c="24"/>(p+full)-&gt;setecode();</text:p>
      <text:p text:style-name="P6"><text:s text:c="24"/>(p+full)-&gt;setname();</text:p>
      <text:p text:style-name="P6"><text:s text:c="24"/>(p+full)-&gt;setdrate();</text:p>
      <text:p text:style-name="P6"><text:s text:c="24"/>(p+full)-&gt;setdays();</text:p>
      <text:p text:style-name="P6"><text:s text:c="24"/>full++;</text:p>
      <text:p text:style-name="P6"><text:s text:c="20"/>}</text:p>
      <text:p text:style-name="P6"><text:s text:c="20"/>break;</text:p>
      <text:p text:style-name="P6"><text:s text:c="16"/>case 2:</text:p>
      <text:p text:style-name="P6"><text:s text:c="20"/>{</text:p>
      <text:p text:style-name="P6"><text:s text:c="24"/>(q+part)-&gt;setecode();</text:p>
      <text:p text:style-name="P6"><text:s text:c="24"/>(q+part)-&gt;setname();</text:p>
      <text:p text:style-name="P6"><text:s text:c="24"/>(q+part)-&gt;setwrate();</text:p>
      <text:p text:style-name="P6"><text:s text:c="24"/>(q+part)-&gt;sethour();</text:p>
      <text:p text:style-name="P6"><text:s text:c="24"/>part++;</text:p>
      <text:p text:style-name="P6"><text:s text:c="20"/>}</text:p>
      <text:p text:style-name="P6"><text:s text:c="20"/>break; <text:s text:c="15"/></text:p>
      <text:p text:style-name="P6"><text:s text:c="16"/>default:</text:p>
      <text:p text:style-name="P6"><text:s text:c="20"/>break;</text:p>
      <text:p text:style-name="P6"><text:s text:c="16"/>}</text:p>
      <text:p text:style-name="P6"><text:s text:c="16"/>break;</text:p>
      <text:p text:style-name="P6"><text:s text:c="12"/>}</text:p>
      <text:p text:style-name="P6"/>
      <text:p text:style-name="P6"><text:s text:c="12"/>case 2:</text:p>
      <text:p text:style-name="P6"><text:s text:c="12"/>{</text:p>
      <text:p text:style-name="P6"><text:s text:c="16"/>cout&lt;&lt;endl&lt;&lt;"........................................"&lt;&lt;endl&lt;&lt;endl;</text:p>
      <text:p text:style-name="P6"><text:s text:c="16"/>int a=0;</text:p>
      <text:p text:style-name="P6"><text:s text:c="16"/>for(a=0;a&lt;full;a++)</text:p>
      <text:p text:style-name="P6"><text:s text:c="16"/>{</text:p>
      <text:p text:style-name="P6"><text:soft-page-break/><text:s text:c="20"/>(p+a)-&gt;displayecode();</text:p>
      <text:p text:style-name="P6"><text:s text:c="20"/>(p+a)-&gt;displayname();</text:p>
      <text:p text:style-name="P6"><text:s text:c="20"/>(p+a)-&gt;fullsalary();</text:p>
      <text:p text:style-name="P6"><text:s text:c="20"/>cout&lt;&lt;"Employee Status <text:s text:c="4"/>: Full Time"&lt;&lt;endl;</text:p>
      <text:p text:style-name="P6"><text:s text:c="20"/>cout&lt;&lt;"........................................"&lt;&lt;endl&lt;&lt;endl;</text:p>
      <text:p text:style-name="P6"><text:s text:c="16"/>} </text:p>
      <text:p text:style-name="P6"/>
      <text:p text:style-name="P6"><text:s text:c="16"/>for(a=0;a&lt;part;a++)</text:p>
      <text:p text:style-name="P6"><text:s text:c="16"/>{</text:p>
      <text:p text:style-name="P6"><text:s text:c="20"/>(q+a)-&gt;displayecode();</text:p>
      <text:p text:style-name="P6"><text:s text:c="20"/>(q+a)-&gt;displayname();</text:p>
      <text:p text:style-name="P6"><text:s text:c="20"/>(q+a)-&gt;partsalary();</text:p>
      <text:p text:style-name="P6"><text:s text:c="20"/>cout&lt;&lt;"Employee Status <text:s text:c="4"/>: Part Time"&lt;&lt;endl;</text:p>
      <text:p text:style-name="P6"><text:s text:c="20"/>cout&lt;&lt;"........................................"&lt;&lt;endl&lt;&lt;endl;</text:p>
      <text:p text:style-name="P6"><text:s text:c="16"/>}</text:p>
      <text:p text:style-name="P6"><text:s text:c="16"/>break;</text:p>
      <text:p text:style-name="P6"><text:s text:c="12"/>}</text:p>
      <text:p text:style-name="P6"/>
      <text:p text:style-name="P6"><text:s text:c="12"/>case 3:</text:p>
      <text:p text:style-name="P6"><text:s text:c="12"/>{</text:p>
      <text:p text:style-name="P6"><text:s text:c="16"/>int c,i;</text:p>
      <text:p text:style-name="P6"><text:s text:c="16"/>cout&lt;&lt;"Employee Code <text:s text:c="2"/>: ";</text:p>
      <text:p text:style-name="P6"><text:s text:c="16"/>cin&gt;&gt;c;</text:p>
      <text:p text:style-name="P6"><text:s text:c="16"/>cout&lt;&lt;endl&lt;&lt;"........................................"&lt;&lt;endl&lt;&lt;endl;</text:p>
      <text:p text:style-name="P6"/>
      <text:p text:style-name="P6"><text:s text:c="16"/>for(i=0;i&lt;full;i++)</text:p>
      <text:p text:style-name="P6"><text:s text:c="16"/>{</text:p>
      <text:p text:style-name="P6"><text:s text:c="20"/>if((p+i)-&gt;empcode() == c)</text:p>
      <text:p text:style-name="P6"><text:s text:c="20"/>{</text:p>
      <text:p text:style-name="P6"><text:s text:c="24"/>(p+i)-&gt;displayecode();</text:p>
      <text:p text:style-name="P6"><text:s text:c="24"/>(p+i)-&gt;displayname();</text:p>
      <text:p text:style-name="P6"><text:s text:c="24"/>(p+i)-&gt;fullsalary();</text:p>
      <text:p text:style-name="P6"><text:s text:c="24"/>cout&lt;&lt;"Employee Status <text:s text:c="4"/>: Full Time"&lt;&lt;endl;</text:p>
      <text:p text:style-name="P6"><text:s text:c="24"/>cout&lt;&lt;"........................................"&lt;&lt;endl&lt;&lt;endl;</text:p>
      <text:p text:style-name="P6"><text:s text:c="20"/>}</text:p>
      <text:p text:style-name="P6"><text:s text:c="16"/>}</text:p>
      <text:p text:style-name="P6"><text:s text:c="16"/>for(i=0;i&lt;part;i++)</text:p>
      <text:p text:style-name="P6"><text:s text:c="16"/>{</text:p>
      <text:p text:style-name="P6"><text:s text:c="20"/>if((q+i)-&gt;empcode() == c)</text:p>
      <text:p text:style-name="P6"><text:s text:c="20"/>{</text:p>
      <text:p text:style-name="P6"><text:s text:c="24"/>(q+i)-&gt;displayecode();</text:p>
      <text:p text:style-name="P6"><text:s text:c="24"/>(q+i)-&gt;displayname();</text:p>
      <text:p text:style-name="P6"><text:s text:c="24"/>(q+i)-&gt;partsalary();</text:p>
      <text:p text:style-name="P6"><text:s text:c="24"/>cout&lt;&lt;"Employee Status <text:s text:c="4"/>: Part Time"&lt;&lt;endl;</text:p>
      <text:p text:style-name="P6"><text:s text:c="24"/>cout&lt;&lt;"........................................"&lt;&lt;endl&lt;&lt;endl;</text:p>
      <text:p text:style-name="P6"><text:soft-page-break/><text:s text:c="20"/>}</text:p>
      <text:p text:style-name="P6"><text:s text:c="16"/>}</text:p>
      <text:p text:style-name="P6"><text:s text:c="16"/>break;</text:p>
      <text:p text:style-name="P6"><text:s text:c="12"/>}</text:p>
      <text:p text:style-name="P6"/>
      <text:p text:style-name="P6"><text:s text:c="12"/>case 4:</text:p>
      <text:p text:style-name="P6"><text:s text:c="16"/>exit(0);</text:p>
      <text:p text:style-name="P6"><text:s text:c="12"/>default:</text:p>
      <text:p text:style-name="P6"><text:s text:c="16"/>break;</text:p>
      <text:p text:style-name="P6"><text:s text:c="8"/>}</text:p>
      <text:p text:style-name="P6"><text:s text:c="8"/>cout&lt;&lt;endl&lt;&lt;"........................................"&lt;&lt;endl&lt;&lt;endl;</text:p>
      <text:p text:style-name="P6"><text:s text:c="4"/>}</text:p>
      <text:p text:style-name="P6"><text:s text:c="4"/>delete p;</text:p>
      <text:p text:style-name="P6"><text:s text:c="4"/>delete q;</text:p>
      <text:p text:style-name="P6"><text:s text:c="4"/>return 0;</text:p>
      <text:p text:style-name="P6">}</text:p>
      <text:p text:style-name="P6"/>
      <text:p text:style-name="P6">8)#include&lt;iostream&gt;</text:p>
      <text:p text:style-name="P6">using namespace std;</text:p>
      <text:p text:style-name="P6"/>
      <text:p text:style-name="P6">class customer</text:p>
      <text:p text:style-name="P6">{</text:p>
      <text:p text:style-name="P6"><text:s text:c="4"/>protected:</text:p>
      <text:p text:style-name="P6"><text:s text:c="8"/>char name[20];</text:p>
      <text:p text:style-name="P6"><text:s text:c="8"/>long phone;</text:p>
      <text:p text:style-name="P6"><text:s text:c="4"/>public:</text:p>
      <text:p text:style-name="P6"><text:s text:c="8"/>void setname()</text:p>
      <text:p text:style-name="P6"><text:s text:c="8"/>{</text:p>
      <text:p text:style-name="P6"><text:s text:c="12"/>cout&lt;&lt;"Enter Name <text:s text:c="9"/>: ";</text:p>
      <text:p text:style-name="P6"><text:s text:c="12"/>cin.ignore();</text:p>
      <text:p text:style-name="P6"><text:s text:c="12"/>cin.getline(name,20);</text:p>
      <text:p text:style-name="P6"><text:s text:c="8"/>}</text:p>
      <text:p text:style-name="P6"><text:s text:c="8"/>void setphone()</text:p>
      <text:p text:style-name="P6"><text:s text:c="8"/>{</text:p>
      <text:p text:style-name="P6"><text:s text:c="12"/>cout&lt;&lt;"Enter Phone No. <text:s text:c="4"/>: ";</text:p>
      <text:p text:style-name="P6"><text:s text:c="12"/>cin&gt;&gt;phone;</text:p>
      <text:p text:style-name="P6"><text:s text:c="8"/>}</text:p>
      <text:p text:style-name="P6"><text:s text:c="8"/>void displayname()</text:p>
      <text:p text:style-name="P6"><text:s text:c="8"/>{</text:p>
      <text:p text:style-name="P6"><text:s text:c="12"/>cout&lt;&lt;"Customer Name <text:s text:c="6"/>: ";</text:p>
      <text:p text:style-name="P6"><text:s text:c="12"/>cout&lt;&lt;name&lt;&lt;endl;</text:p>
      <text:p text:style-name="P6"><text:s text:c="8"/>}</text:p>
      <text:p text:style-name="P6"><text:s text:c="8"/>void displayphone()</text:p>
      <text:p text:style-name="P6"><text:s text:c="8"/>{</text:p>
      <text:p text:style-name="P6"><text:s text:c="12"/>cout&lt;&lt;"Customer Phone No. <text:s/>: ";</text:p>
      <text:p text:style-name="P6"><text:soft-page-break/><text:s text:c="12"/>cout&lt;&lt;phone&lt;&lt;endl;</text:p>
      <text:p text:style-name="P6"><text:s text:c="8"/>}</text:p>
      <text:p text:style-name="P6">};</text:p>
      <text:p text:style-name="P6"/>
      <text:p text:style-name="P6">class depositor : public customer</text:p>
      <text:p text:style-name="P6">{</text:p>
      <text:p text:style-name="P6"><text:s text:c="4"/>protected:</text:p>
      <text:p text:style-name="P6"><text:s text:c="8"/>long accno,balance;</text:p>
      <text:p text:style-name="P6"><text:s text:c="4"/>public:</text:p>
      <text:p text:style-name="P6"><text:s text:c="8"/>void setaccno()</text:p>
      <text:p text:style-name="P6"><text:s text:c="8"/>{</text:p>
      <text:p text:style-name="P6"><text:s text:c="12"/>cout&lt;&lt;"Enter Account No. <text:s text:c="2"/>: ";</text:p>
      <text:p text:style-name="P6"><text:s text:c="12"/>cin&gt;&gt;accno;</text:p>
      <text:p text:style-name="P6"><text:s text:c="8"/>}</text:p>
      <text:p text:style-name="P6"><text:s text:c="8"/>void setbalance()</text:p>
      <text:p text:style-name="P6"><text:s text:c="8"/>{</text:p>
      <text:p text:style-name="P6"><text:s text:c="12"/>cout&lt;&lt;"Enter Balance <text:s text:c="6"/>: ";</text:p>
      <text:p text:style-name="P6"><text:s text:c="12"/>cin&gt;&gt;balance;</text:p>
      <text:p text:style-name="P6"><text:s text:c="8"/>}</text:p>
      <text:p text:style-name="P6"><text:s text:c="8"/>void displayaccno()</text:p>
      <text:p text:style-name="P6"><text:s text:c="8"/>{</text:p>
      <text:p text:style-name="P6"><text:s text:c="12"/>cout&lt;&lt;"Customer A/c No. <text:s text:c="3"/>: ";</text:p>
      <text:p text:style-name="P6"><text:s text:c="12"/>cout&lt;&lt;accno&lt;&lt;endl;</text:p>
      <text:p text:style-name="P6"><text:s text:c="8"/>}</text:p>
      <text:p text:style-name="P6"><text:s text:c="8"/>void displaybalance()</text:p>
      <text:p text:style-name="P6"><text:s text:c="8"/>{</text:p>
      <text:p text:style-name="P6"><text:s text:c="12"/>cout&lt;&lt;"Customer Balance <text:s text:c="3"/>: ";</text:p>
      <text:p text:style-name="P6"><text:s text:c="12"/>cout&lt;&lt;balance&lt;&lt;endl;</text:p>
      <text:p text:style-name="P6"><text:s text:c="8"/>}</text:p>
      <text:p text:style-name="P6">};</text:p>
      <text:p text:style-name="P6"/>
      <text:p text:style-name="P6">class borrower : public depositor</text:p>
      <text:p text:style-name="P6">{</text:p>
      <text:p text:style-name="P6"><text:s text:c="4"/>private:</text:p>
      <text:p text:style-name="P6"><text:s text:c="8"/>int lno;</text:p>
      <text:p text:style-name="P6"><text:s text:c="8"/>long lam;</text:p>
      <text:p text:style-name="P6"><text:s text:c="4"/>public:</text:p>
      <text:p text:style-name="P6"><text:s text:c="8"/>void setlno()</text:p>
      <text:p text:style-name="P6"><text:s text:c="8"/>{</text:p>
      <text:p text:style-name="P6"><text:s text:c="12"/>cout&lt;&lt;"Enter Loan Number <text:s text:c="2"/>: ";</text:p>
      <text:p text:style-name="P6"><text:s text:c="12"/>cin&gt;&gt;lno;</text:p>
      <text:p text:style-name="P6"><text:s text:c="8"/>}</text:p>
      <text:p text:style-name="P6"><text:s text:c="8"/>void setlam()</text:p>
      <text:p text:style-name="P6"><text:s text:c="8"/>{</text:p>
      <text:p text:style-name="P6"><text:s text:c="12"/>cout&lt;&lt;"Enter Loan Amount <text:s text:c="2"/>: ";</text:p>
      <text:p text:style-name="P6"><text:soft-page-break/><text:s text:c="12"/>cin&gt;&gt;lam;</text:p>
      <text:p text:style-name="P6"><text:s text:c="8"/>}</text:p>
      <text:p text:style-name="P6"><text:s text:c="8"/>void displaylno()</text:p>
      <text:p text:style-name="P6"><text:s text:c="8"/>{</text:p>
      <text:p text:style-name="P6"><text:s text:c="12"/>cout&lt;&lt;"Loan Number <text:s text:c="8"/>: ";</text:p>
      <text:p text:style-name="P6"><text:s text:c="12"/>cout&lt;&lt;lno&lt;&lt;endl;</text:p>
      <text:p text:style-name="P6"><text:s text:c="8"/>}</text:p>
      <text:p text:style-name="P6"><text:s text:c="8"/>void displaylam()</text:p>
      <text:p text:style-name="P6"><text:s text:c="8"/>{</text:p>
      <text:p text:style-name="P6"><text:s text:c="12"/>cout&lt;&lt;"Loan Amount <text:s text:c="8"/>: ";</text:p>
      <text:p text:style-name="P6"><text:s text:c="12"/>cout&lt;&lt;lam&lt;&lt;endl;</text:p>
      <text:p text:style-name="P6"><text:s text:c="8"/>}</text:p>
      <text:p text:style-name="P6">};</text:p>
      <text:p text:style-name="P6"/>
      <text:p text:style-name="P6">int main()</text:p>
      <text:p text:style-name="P6">{</text:p>
      <text:p text:style-name="P6"><text:s text:c="4"/>int num,i;</text:p>
      <text:p text:style-name="P6"><text:s text:c="4"/>cout&lt;&lt;"Enter the number of customers you want to enter : ";</text:p>
      <text:p text:style-name="P6"><text:s text:c="4"/>cin&gt;&gt;num;</text:p>
      <text:p text:style-name="P6"/>
      <text:p text:style-name="P6"><text:s text:c="4"/>borrower* p=new borrower[num];</text:p>
      <text:p text:style-name="P6"/>
      <text:p text:style-name="P6"><text:s text:c="4"/>for(i=0;i&lt;num;i++)</text:p>
      <text:p text:style-name="P6"><text:s text:c="4"/>{</text:p>
      <text:p text:style-name="P6"><text:s text:c="8"/>cout&lt;&lt;endl;</text:p>
      <text:p text:style-name="P6"><text:s text:c="8"/>(p+i)-&gt;setname();</text:p>
      <text:p text:style-name="P6"><text:s text:c="8"/>(p+i)-&gt;setphone();</text:p>
      <text:p text:style-name="P6"><text:s text:c="8"/>(p+i)-&gt;setaccno();</text:p>
      <text:p text:style-name="P6"><text:s text:c="8"/>(p+i)-&gt;setbalance();</text:p>
      <text:p text:style-name="P6"><text:s text:c="8"/>(p+i)-&gt;setlno();</text:p>
      <text:p text:style-name="P6"><text:s text:c="8"/>(p+i)-&gt;setlam();</text:p>
      <text:p text:style-name="P6"><text:s text:c="8"/>cout&lt;&lt;"........................................"&lt;&lt;endl&lt;&lt;endl;</text:p>
      <text:p text:style-name="P6"><text:s text:c="4"/>}</text:p>
      <text:p text:style-name="P6"><text:s text:c="4"/></text:p>
      <text:p text:style-name="P6"><text:s text:c="4"/>cout&lt;&lt;"Details of Customers "&lt;&lt;endl;</text:p>
      <text:p text:style-name="P6"><text:s text:c="4"/>for(i=0;i&lt;num;i++)</text:p>
      <text:p text:style-name="P6"><text:s text:c="4"/>{</text:p>
      <text:p text:style-name="P6"><text:s text:c="8"/>cout&lt;&lt;"Customer "&lt;&lt;i+1&lt;&lt;endl;</text:p>
      <text:p text:style-name="P6"><text:s text:c="8"/>cout&lt;&lt;"........................................"&lt;&lt;endl;</text:p>
      <text:p text:style-name="P6"><text:s text:c="8"/>(p+i)-&gt;displayname();</text:p>
      <text:p text:style-name="P6"><text:s text:c="8"/>(p+i)-&gt;displayphone();</text:p>
      <text:p text:style-name="P6"><text:s text:c="8"/>(p+i)-&gt;displayaccno();</text:p>
      <text:p text:style-name="P6"><text:s text:c="8"/>(p+i)-&gt;displaybalance();</text:p>
      <text:p text:style-name="P6"><text:s text:c="8"/>cout&lt;&lt;"........................................"&lt;&lt;endl;</text:p>
      <text:p text:style-name="P6"><text:s text:c="8"/>(p+i)-&gt;displaylno();</text:p>
      <text:p text:style-name="P6"><text:soft-page-break/><text:s text:c="8"/>(p+i)-&gt;displaylam();</text:p>
      <text:p text:style-name="P6"><text:s text:c="8"/>cout&lt;&lt;"........................................"&lt;&lt;endl&lt;&lt;endl;</text:p>
      <text:p text:style-name="P6"><text:s text:c="4"/>}</text:p>
      <text:p text:style-name="P6"><text:s text:c="4"/>delete p;</text:p>
      <text:p text:style-name="P6"><text:s text:c="4"/>return 0;</text:p>
      <text:p text:style-name="P6">}</text:p>
      <text:p text:style-name="P6"/>
      <text:p text:style-name="P9">9)#include&lt;iostream&gt;</text:p>
      <text:p text:style-name="P9">using namespace std;</text:p>
      <text:p text:style-name="P9"/>
      <text:p text:style-name="P9">class student</text:p>
      <text:p text:style-name="P9">{</text:p>
      <text:p text:style-name="P9"><text:s text:c="4"/>protected:</text:p>
      <text:p text:style-name="P9"><text:s text:c="8"/>int id;</text:p>
      <text:p text:style-name="P9"><text:s text:c="8"/>char name[20];</text:p>
      <text:p text:style-name="P9"><text:s text:c="4"/>public:</text:p>
      <text:p text:style-name="P9"><text:s text:c="8"/>void setid()</text:p>
      <text:p text:style-name="P9"><text:s text:c="8"/>{</text:p>
      <text:p text:style-name="P9"><text:s text:c="12"/>cout&lt;&lt;"Enter Roll No. <text:s text:c="5"/>: ";</text:p>
      <text:p text:style-name="P9"><text:s text:c="12"/>cin&gt;&gt;id;</text:p>
      <text:p text:style-name="P9"><text:s text:c="12"/>cout&lt;&lt;endl;</text:p>
      <text:p text:style-name="P9"><text:s text:c="8"/>}</text:p>
      <text:p text:style-name="P9"><text:s text:c="8"/>void setname()</text:p>
      <text:p text:style-name="P9"><text:s text:c="8"/>{</text:p>
      <text:p text:style-name="P9"><text:s text:c="12"/>cout&lt;&lt;"Enter Name <text:s text:c="9"/>: ";</text:p>
      <text:p text:style-name="P9"><text:s text:c="12"/>cin.ignore();</text:p>
      <text:p text:style-name="P9"><text:s text:c="12"/>cin.getline(name,20);</text:p>
      <text:p text:style-name="P9"><text:s text:c="12"/>cout&lt;&lt;endl;</text:p>
      <text:p text:style-name="P9"><text:s text:c="8"/>}</text:p>
      <text:p text:style-name="P9"><text:s text:c="8"/>void displayid()</text:p>
      <text:p text:style-name="P9"><text:s text:c="8"/>{</text:p>
      <text:p text:style-name="P9"><text:s text:c="12"/>cout&lt;&lt;"Roll No. <text:s text:c="21"/>: "&lt;&lt;id&lt;&lt;endl;</text:p>
      <text:p text:style-name="P9"><text:s text:c="8"/>}</text:p>
      <text:p text:style-name="P9"><text:s text:c="8"/>void displayname()</text:p>
      <text:p text:style-name="P9"><text:s text:c="8"/>{</text:p>
      <text:p text:style-name="P9"><text:s text:c="12"/>cout&lt;&lt;"Student Name <text:s text:c="17"/>: "&lt;&lt;name&lt;&lt;endl;</text:p>
      <text:p text:style-name="P9"><text:s text:c="8"/>}</text:p>
      <text:p text:style-name="P9">};</text:p>
      <text:p text:style-name="P9"/>
      <text:p text:style-name="P9">class stuexam : public student</text:p>
      <text:p text:style-name="P9">{</text:p>
      <text:p text:style-name="P9"><text:s text:c="4"/>protected:</text:p>
      <text:p text:style-name="P9"><text:s text:c="8"/>int sub1,sub2,sub3,sub4,sub5,sub6;</text:p>
      <text:p text:style-name="P9"><text:s text:c="4"/>public:</text:p>
      <text:p text:style-name="P9"><text:s text:c="8"/>void setmarks()</text:p>
      <text:p text:style-name="P9"><text:soft-page-break/><text:s text:c="8"/>{</text:p>
      <text:p text:style-name="P9"><text:s text:c="12"/>cout&lt;&lt;"Enter Marks Of 1st Subject <text:s text:c="3"/>: ";</text:p>
      <text:p text:style-name="P9"><text:s text:c="12"/>cin&gt;&gt;sub1;</text:p>
      <text:p text:style-name="P9"><text:s text:c="12"/>cout&lt;&lt;endl&lt;&lt;"Enter Marks Of 2nd Subject <text:s text:c="3"/>: ";</text:p>
      <text:p text:style-name="P9"><text:s text:c="12"/>cin&gt;&gt;sub2;</text:p>
      <text:p text:style-name="P9"><text:s text:c="12"/>cout&lt;&lt;endl&lt;&lt;"Enter Marks Of 3rd Subject <text:s text:c="3"/>: ";</text:p>
      <text:p text:style-name="P9"><text:s text:c="12"/>cin&gt;&gt;sub3;</text:p>
      <text:p text:style-name="P9"><text:s text:c="12"/>cout&lt;&lt;endl&lt;&lt;"Enter Marks Of 4th Subject <text:s text:c="3"/>: ";</text:p>
      <text:p text:style-name="P9"><text:s text:c="12"/>cin&gt;&gt;sub4;</text:p>
      <text:p text:style-name="P9"><text:s text:c="12"/>cout&lt;&lt;endl&lt;&lt;"Enter Marks Of 5th Subject <text:s text:c="3"/>: ";</text:p>
      <text:p text:style-name="P9"><text:s text:c="12"/>cin&gt;&gt;sub5;</text:p>
      <text:p text:style-name="P9"><text:s text:c="12"/>cout&lt;&lt;endl&lt;&lt;"Enter Marks Of 6th Subject <text:s text:c="3"/>: ";</text:p>
      <text:p text:style-name="P9"><text:s text:c="12"/>cin&gt;&gt;sub6;</text:p>
      <text:p text:style-name="P9"><text:s text:c="8"/>}</text:p>
      <text:p text:style-name="P9"/>
      <text:p text:style-name="P9"><text:s text:c="8"/>void printmarks()</text:p>
      <text:p text:style-name="P9"><text:s text:c="8"/>{</text:p>
      <text:p text:style-name="P9"><text:s text:c="12"/>cout&lt;&lt;"Marks of 1st Subject <text:s text:c="9"/>: "&lt;&lt;sub1&lt;&lt;endl;</text:p>
      <text:p text:style-name="P9"><text:s text:c="12"/>cout&lt;&lt;"Marks of 2nd Subject <text:s text:c="9"/>: "&lt;&lt;sub2&lt;&lt;endl;</text:p>
      <text:p text:style-name="P9"><text:s text:c="12"/>cout&lt;&lt;"Marks of 3rd Subject <text:s text:c="9"/>: "&lt;&lt;sub3&lt;&lt;endl;</text:p>
      <text:p text:style-name="P9"><text:s text:c="12"/>cout&lt;&lt;"Marks of 4th Subject <text:s text:c="9"/>: "&lt;&lt;sub4&lt;&lt;endl;</text:p>
      <text:p text:style-name="P9"><text:s text:c="12"/>cout&lt;&lt;"Marks of 5th Subject <text:s text:c="9"/>: "&lt;&lt;sub5&lt;&lt;endl;</text:p>
      <text:p text:style-name="P9"><text:s text:c="12"/>cout&lt;&lt;"Marks of 6th Subject <text:s text:c="9"/>: "&lt;&lt;sub6&lt;&lt;endl;</text:p>
      <text:p text:style-name="P9"><text:s text:c="8"/>}</text:p>
      <text:p text:style-name="P9">};</text:p>
      <text:p text:style-name="P9"/>
      <text:p text:style-name="P9">class sturesult : public stuexam</text:p>
      <text:p text:style-name="P9">{</text:p>
      <text:p text:style-name="P9"><text:s text:c="4"/>private:</text:p>
      <text:p text:style-name="P9"><text:s text:c="8"/>float per;</text:p>
      <text:p text:style-name="P9"><text:s text:c="4"/>public:</text:p>
      <text:p text:style-name="P9"><text:s text:c="8"/>void inputmarks()</text:p>
      <text:p text:style-name="P9"><text:s text:c="8"/>{</text:p>
      <text:p text:style-name="P9"><text:s text:c="12"/>cout&lt;&lt;".................................................."&lt;&lt;endl;</text:p>
      <text:p text:style-name="P9"><text:s text:c="12"/>setid();</text:p>
      <text:p text:style-name="P9"><text:s text:c="12"/>setname();</text:p>
      <text:p text:style-name="P9"><text:s text:c="12"/>setmarks();</text:p>
      <text:p text:style-name="P9"/>
      <text:p text:style-name="P9"><text:s text:c="12"/>cout&lt;&lt;endl&lt;&lt;endl;</text:p>
      <text:p text:style-name="P9"><text:s text:c="8"/>}</text:p>
      <text:p text:style-name="P9"><text:s text:c="8"/>void marksheet()</text:p>
      <text:p text:style-name="P9"><text:s text:c="8"/>{</text:p>
      <text:p text:style-name="P9"><text:s text:c="12"/>displayid();</text:p>
      <text:p text:style-name="P9"><text:s text:c="12"/>displayname();</text:p>
      <text:p text:style-name="P9"><text:s text:c="12"/>cout&lt;&lt;endl;</text:p>
      <text:p text:style-name="P9"><text:soft-page-break/><text:s text:c="12"/>printmarks();</text:p>
      <text:p text:style-name="P9"><text:s text:c="12"/>cout&lt;&lt;endl;</text:p>
      <text:p text:style-name="P9"><text:s text:c="12"/>per=(sub1+sub2+sub3+sub4+sub5+sub6)/6;</text:p>
      <text:p text:style-name="P9"><text:s text:c="12"/>cout&lt;&lt;"Total Percentage <text:s text:c="13"/>: "&lt;&lt;per&lt;&lt;"%"&lt;&lt;endl;;</text:p>
      <text:p text:style-name="P9"><text:s text:c="12"/>cout&lt;&lt;".................................................."&lt;&lt;endl&lt;&lt;endl;</text:p>
      <text:p text:style-name="P9"><text:s text:c="8"/>}</text:p>
      <text:p text:style-name="P9">};</text:p>
      <text:p text:style-name="P9"/>
      <text:p text:style-name="P9">int main()</text:p>
      <text:p text:style-name="P9">{</text:p>
      <text:p text:style-name="P9"><text:s text:c="4"/>int n,i;</text:p>
      <text:p text:style-name="P9"><text:s text:c="4"/>cout&lt;&lt;"How Many Student Details You Want To Enter : ";</text:p>
      <text:p text:style-name="P9"><text:s text:c="4"/>cin&gt;&gt;n;</text:p>
      <text:p text:style-name="P9"/>
      <text:p text:style-name="P9"><text:s text:c="4"/>sturesult* p=new sturesult[n];</text:p>
      <text:p text:style-name="P9"/>
      <text:p text:style-name="P9"><text:s text:c="4"/>for(i=0;i&lt;n;i++)</text:p>
      <text:p text:style-name="P9"><text:s text:c="4"/>{</text:p>
      <text:p text:style-name="P9"><text:s text:c="8"/>(p+i)-&gt;inputmarks();</text:p>
      <text:p text:style-name="P9"><text:s text:c="4"/>}</text:p>
      <text:p text:style-name="P9"/>
      <text:p text:style-name="P9"><text:s text:c="4"/>cout&lt;&lt;".................................................."&lt;&lt;endl;</text:p>
      <text:p text:style-name="P9"><text:s text:c="4"/>cout&lt;&lt;"**************** Student Marklist ****************"&lt;&lt;endl;</text:p>
      <text:p text:style-name="P9"><text:s text:c="4"/>cout&lt;&lt;".................................................."&lt;&lt;endl;</text:p>
      <text:p text:style-name="P9"/>
      <text:p text:style-name="P9"><text:s text:c="4"/>for(i=0;i&lt;n;i++)</text:p>
      <text:p text:style-name="P9"><text:s text:c="4"/>{</text:p>
      <text:p text:style-name="P9"><text:s text:c="8"/>(p+i)-&gt;marksheet();</text:p>
      <text:p text:style-name="P9"><text:s text:c="4"/>}</text:p>
      <text:p text:style-name="P9"/>
      <text:p text:style-name="P9"><text:s text:c="4"/>delete p;</text:p>
      <text:p text:style-name="P9"><text:s text:c="4"/>return 0;</text:p>
      <text:p text:style-name="P9">}</text:p>
      <text:p text:style-name="P9"/>
      <text:p text:style-name="P10">10)#include&lt;iostream&gt;</text:p>
      <text:p text:style-name="P10">using namespace std;</text:p>
      <text:p text:style-name="P10"/>
      <text:p text:style-name="P10">class manager;</text:p>
      <text:p text:style-name="P10">class worker</text:p>
      <text:p text:style-name="P10">{</text:p>
      <text:p text:style-name="P10"><text:s text:c="4"/>protected:</text:p>
      <text:p text:style-name="P10"><text:s text:c="8"/>int code;</text:p>
      <text:p text:style-name="P10"><text:s text:c="8"/>char name[20];</text:p>
      <text:p text:style-name="P10"><text:s text:c="8"/>float salary;</text:p>
      <text:p text:style-name="P10"><text:s text:c="4"/>public:</text:p>
      <text:p text:style-name="P10"><text:soft-page-break/><text:s text:c="8"/>void setcode()</text:p>
      <text:p text:style-name="P10"><text:s text:c="8"/>{</text:p>
      <text:p text:style-name="P10"><text:s text:c="12"/>cout&lt;&lt;"Enter Code <text:s text:c="9"/>: ";</text:p>
      <text:p text:style-name="P10"><text:s text:c="12"/>cin&gt;&gt;code;</text:p>
      <text:p text:style-name="P10"><text:s text:c="8"/>}</text:p>
      <text:p text:style-name="P10"><text:s text:c="8"/>void setname()</text:p>
      <text:p text:style-name="P10"><text:s text:c="8"/>{</text:p>
      <text:p text:style-name="P10"><text:s text:c="12"/>cout&lt;&lt;"Enter Name <text:s text:c="9"/>: ";</text:p>
      <text:p text:style-name="P10"><text:s text:c="12"/>cin.ignore();</text:p>
      <text:p text:style-name="P10"><text:s text:c="12"/>cin.getline(name,20);</text:p>
      <text:p text:style-name="P10"><text:s text:c="8"/>}</text:p>
      <text:p text:style-name="P10"><text:s text:c="8"/>void setsalary()</text:p>
      <text:p text:style-name="P10"><text:s text:c="8"/>{</text:p>
      <text:p text:style-name="P10"><text:s text:c="12"/>cout&lt;&lt;"Enter Salary <text:s text:c="7"/>: ";</text:p>
      <text:p text:style-name="P10"><text:s text:c="12"/>cin&gt;&gt;salary;</text:p>
      <text:p text:style-name="P10"><text:s text:c="8"/>}</text:p>
      <text:p text:style-name="P10"><text:s text:c="8"/>void printcode()</text:p>
      <text:p text:style-name="P10"><text:s text:c="8"/>{</text:p>
      <text:p text:style-name="P10"><text:s text:c="12"/>cout&lt;&lt;"Code <text:s text:c="10"/>: "&lt;&lt;code&lt;&lt;endl;</text:p>
      <text:p text:style-name="P10"><text:s text:c="8"/>}</text:p>
      <text:p text:style-name="P10"><text:s text:c="8"/>void printname()</text:p>
      <text:p text:style-name="P10"><text:s text:c="8"/>{</text:p>
      <text:p text:style-name="P10"><text:s text:c="12"/>cout&lt;&lt;"Name <text:s text:c="10"/>: "&lt;&lt;name&lt;&lt;endl;</text:p>
      <text:p text:style-name="P10"><text:s text:c="8"/>}</text:p>
      <text:p text:style-name="P10"><text:s text:c="8"/>void printsalary()</text:p>
      <text:p text:style-name="P10"><text:s text:c="8"/>{</text:p>
      <text:p text:style-name="P10"><text:s text:c="12"/>cout&lt;&lt;"Salary <text:s text:c="8"/>: "&lt;&lt;salary&lt;&lt;endl;</text:p>
      <text:p text:style-name="P10"><text:s text:c="8"/>}</text:p>
      <text:p text:style-name="P10">};</text:p>
      <text:p text:style-name="P10"/>
      <text:p text:style-name="P10">class officer</text:p>
      <text:p text:style-name="P10">{</text:p>
      <text:p text:style-name="P10"><text:s text:c="4"/>protected:</text:p>
      <text:p text:style-name="P10"><text:s text:c="8"/>float da,hra;</text:p>
      <text:p text:style-name="P10"><text:s text:c="4"/>public:</text:p>
      <text:p text:style-name="P10"><text:s text:c="8"/>void setda()</text:p>
      <text:p text:style-name="P10"><text:s text:c="8"/>{</text:p>
      <text:p text:style-name="P10"><text:s text:c="12"/>cout&lt;&lt;"Enter DA <text:s text:c="6"/>: ";</text:p>
      <text:p text:style-name="P10"><text:s text:c="12"/>cin&gt;&gt;da;</text:p>
      <text:p text:style-name="P10"><text:s text:c="8"/>}</text:p>
      <text:p text:style-name="P10"><text:s text:c="8"/>void sethra()</text:p>
      <text:p text:style-name="P10"><text:s text:c="8"/>{</text:p>
      <text:p text:style-name="P10"><text:s text:c="12"/>cout&lt;&lt;"Enter HRA <text:s text:c="5"/>: ";</text:p>
      <text:p text:style-name="P10"><text:s text:c="12"/>cin&gt;&gt;hra;</text:p>
      <text:p text:style-name="P10"><text:s text:c="8"/>}</text:p>
      <text:p text:style-name="P10"><text:soft-page-break/><text:s text:c="8"/>void printda()</text:p>
      <text:p text:style-name="P10"><text:s text:c="8"/>{</text:p>
      <text:p text:style-name="P10"><text:s text:c="12"/>cout&lt;&lt;"DA <text:s text:c="12"/>: "&lt;&lt;da&lt;&lt;endl;</text:p>
      <text:p text:style-name="P10"><text:s text:c="8"/>}</text:p>
      <text:p text:style-name="P10"><text:s text:c="8"/>void printhra()</text:p>
      <text:p text:style-name="P10"><text:s text:c="8"/>{</text:p>
      <text:p text:style-name="P10"><text:s text:c="12"/>cout&lt;&lt;"HRA <text:s text:c="11"/>: "&lt;&lt;hra&lt;&lt;endl;</text:p>
      <text:p text:style-name="P10"><text:s text:c="8"/>}</text:p>
      <text:p text:style-name="P10">};</text:p>
      <text:p text:style-name="P10"/>
      <text:p text:style-name="P10">class manager : public worker,public officer</text:p>
      <text:p text:style-name="P10">{</text:p>
      <text:p text:style-name="P10"><text:s text:c="4"/>private:</text:p>
      <text:p text:style-name="P10"><text:s text:c="8"/>float ta,gsal;</text:p>
      <text:p text:style-name="P10"><text:s text:c="4"/>public:</text:p>
      <text:p text:style-name="P10"><text:s text:c="8"/>void input()</text:p>
      <text:p text:style-name="P10"><text:s text:c="8"/>{</text:p>
      <text:p text:style-name="P10"><text:s text:c="12"/>setcode();</text:p>
      <text:p text:style-name="P10"><text:s text:c="12"/>setname();</text:p>
      <text:p text:style-name="P10"><text:s text:c="12"/>setsalary();</text:p>
      <text:p text:style-name="P10"><text:s text:c="12"/>setda();</text:p>
      <text:p text:style-name="P10"><text:s text:c="12"/>sethra();</text:p>
      <text:p text:style-name="P10"><text:s text:c="12"/>cout&lt;&lt;"...................."&lt;&lt;endl;</text:p>
      <text:p text:style-name="P10"><text:s text:c="8"/>}</text:p>
      <text:p text:style-name="P10"><text:s text:c="8"/>void print()</text:p>
      <text:p text:style-name="P10"><text:s text:c="8"/>{</text:p>
      <text:p text:style-name="P10"><text:s text:c="12"/>printcode();</text:p>
      <text:p text:style-name="P10"><text:s text:c="12"/>printname();</text:p>
      <text:p text:style-name="P10"><text:s text:c="12"/>printsalary();</text:p>
      <text:p text:style-name="P10"><text:s text:c="12"/>printda();</text:p>
      <text:p text:style-name="P10"><text:s text:c="12"/>printhra();</text:p>
      <text:p text:style-name="P10"><text:s text:c="12"/>ta=0.1*salary;</text:p>
      <text:p text:style-name="P10"><text:s text:c="12"/>cout&lt;&lt;"TA <text:s text:c="12"/>: "&lt;&lt;ta&lt;&lt;endl;</text:p>
      <text:p text:style-name="P10"><text:s text:c="12"/>gsal=salary+da+hra+ta;</text:p>
      <text:p text:style-name="P10"><text:s text:c="12"/>cout&lt;&lt;"Gross Salary <text:s text:c="2"/>: "&lt;&lt;gsal&lt;&lt;endl;</text:p>
      <text:p text:style-name="P10"><text:s text:c="8"/>}</text:p>
      <text:p text:style-name="P10">};</text:p>
      <text:p text:style-name="P10"/>
      <text:p text:style-name="P10">int main()</text:p>
      <text:p text:style-name="P10">{</text:p>
      <text:p text:style-name="P10"><text:s text:c="4"/>int n,i;</text:p>
      <text:p text:style-name="P10"><text:s text:c="4"/>cout&lt;&lt;"Enter Manager Count <text:s/>";</text:p>
      <text:p text:style-name="P10"><text:s text:c="4"/>cin&gt;&gt;n;</text:p>
      <text:p text:style-name="P10"><text:s text:c="4"/>cout&lt;&lt;"...................."&lt;&lt;endl;</text:p>
      <text:p text:style-name="P10"/>
      <text:p text:style-name="P10"><text:soft-page-break/><text:s text:c="4"/>manager* p=new manager[n];</text:p>
      <text:p text:style-name="P10"/>
      <text:p text:style-name="P10"><text:s text:c="4"/>for(i=0;i&lt;n;i++)</text:p>
      <text:p text:style-name="P10"><text:s text:c="4"/>{</text:p>
      <text:p text:style-name="P10"><text:s text:c="8"/>cout&lt;&lt;"Enter Information for Manager "&lt;&lt;i+1&lt;&lt;endl;</text:p>
      <text:p text:style-name="P10"><text:s text:c="8"/>(p+i)-&gt;input();</text:p>
      <text:p text:style-name="P10"><text:s text:c="4"/>}</text:p>
      <text:p text:style-name="P10"/>
      <text:p text:style-name="P10"><text:s text:c="4"/>cout&lt;&lt;"...................."&lt;&lt;endl;</text:p>
      <text:p text:style-name="P10"><text:s text:c="4"/>cout&lt;&lt;"*Manager Information*"&lt;&lt;endl;</text:p>
      <text:p text:style-name="P10"><text:s text:c="4"/>cout&lt;&lt;"...................."&lt;&lt;endl;</text:p>
      <text:p text:style-name="P10"><text:s text:c="4"/>for(i=0;i&lt;n;i++)</text:p>
      <text:p text:style-name="P10"><text:s text:c="4"/>{</text:p>
      <text:p text:style-name="P10"><text:s text:c="8"/>(p+i)-&gt;print();</text:p>
      <text:p text:style-name="P10"><text:s text:c="4"/>}</text:p>
      <text:p text:style-name="P10"/>
      <text:p text:style-name="P10"><text:s text:c="4"/>delete p;</text:p>
      <text:p text:style-name="P10">}</text:p>
      <text:p text:style-name="P10"/>
      <text:p text:style-name="P6"><text:s text:c="2"/></text:p>
      <text:p text:style-name="P6"/>
      <text:p text:style-name="P6"><text:s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9:40:01.631679831</meta:creation-date>
    <dc:date>2023-06-25T14:59:11.381885613</dc:date>
    <meta:editing-duration>PT11H26M3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3" meta:paragraph-count="937" meta:word-count="1652" meta:character-count="21061" meta:non-whitespace-character-count="12019"/>
  </office:meta>
</office:document-meta>
</file>